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812d" officeooo:paragraph-rsid="0016812d"/>
    </style:style>
    <style:style style:name="P2" style:family="paragraph" style:parent-style-name="Standard">
      <style:text-properties officeooo:paragraph-rsid="0016812d"/>
    </style:style>
    <style:style style:name="P3" style:family="paragraph" style:parent-style-name="Standard">
      <style:text-properties officeooo:paragraph-rsid="00191481"/>
    </style:style>
    <style:style style:name="P4" style:family="paragraph" style:parent-style-name="Standard">
      <style:text-properties officeooo:rsid="00192da0" officeooo:paragraph-rsid="00192da0"/>
    </style:style>
    <style:style style:name="P5" style:family="paragraph" style:parent-style-name="Standard">
      <style:text-properties officeooo:paragraph-rsid="00192da0"/>
    </style:style>
    <style:style style:name="T1" style:family="text">
      <style:text-properties officeooo:rsid="001681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re on C++ Classes: eigen_basis_class</text:p>
      <text:p text:style-name="P1"/>
      <text:p text:style-name="P2"><text:span text:style-name="T1">1. <text:s/>I was a bit unsure at first about the extern usage but a bit of googling got me there!</text:span></text:p>
      <text:p text:style-name="P2"/>
      <text:p text:style-name="P1">2.</text:p>
      <text:p text:style-name="P5"><text:span text:style-name="T1">class Potential<text:line-break/>{ <text:line-break/> <text:s/>public:<text:line-break/> <text:s text:c="3"/>Potential (const int R);<text:line-break/> <text:s text:c="3"/>~ Potential ();</text:span></text:p>
      <text:p text:style-name="P5"><text:span text:style-name="T1"><text:line-break/> <text:s text:c="3"/>void set_Zesq(const int z);<text:line-break/> <text:s text:c="3"/>void set_R(const int r);</text:span></text:p>
      <text:p text:style-name="P3"><text:s text:c="4"/><text:span text:style-name="T1">void set_V0(const int V);</text:span></text:p>
      <text:p text:style-name="P3"><text:span text:style-name="T1"><text:s text:c="4"/>double get_coulomb(const int i);<text:line-break/> <text:s text:c="3"/>double get_square_well(const int i, const int j); <text:s text:c="3"/><text:line-break/><text:line-break/>};</text:span></text:p>
      <text:p text:style-name="P4">3. <text:s/>Another useful class would b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2T14:02:24.665000000</meta:creation-date>
    <dc:date>2021-03-12T15:19:27.393000000</dc:date>
    <meta:editing-duration>PT6M31S</meta:editing-duration>
    <meta:editing-cycles>2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8" meta:word-count="67" meta:character-count="429" meta:non-whitespace-character-count="330"/>
  </office:meta>
</office:document-meta>
</file>